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84c" officeooo:paragraph-rsid="0018384c"/>
    </style:style>
    <style:style style:name="P2" style:family="paragraph" style:parent-style-name="Standard">
      <style:text-properties officeooo:rsid="001ac401" officeooo:paragraph-rsid="001ac401"/>
    </style:style>
    <style:style style:name="P3" style:family="paragraph" style:parent-style-name="Standard">
      <style:text-properties officeooo:paragraph-rsid="001c91f3"/>
    </style:style>
    <style:style style:name="P4" style:family="paragraph" style:parent-style-name="Standard">
      <style:text-properties style:font-name="Liberation Serif" fo:font-size="12pt" officeooo:rsid="0016799d" officeooo:paragraph-rsid="0016799d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8384c" officeooo:paragraph-rsid="0018384c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9a8b4" officeooo:paragraph-rsid="0019a8b4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ac401" officeooo:paragraph-rsid="001ac401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c91f3" style:font-size-asian="12pt" style:font-size-complex="12pt"/>
    </style:style>
    <style:style style:name="P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1dec61"/>
    </style:style>
    <style:style style:name="P1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1edfa2"/>
    </style:style>
    <style:style style:name="P1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24c81"/>
    </style:style>
    <style:style style:name="P1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41fd8"/>
    </style:style>
    <style:style style:name="P1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905f0"/>
    </style:style>
    <style:style style:name="P1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add95"/>
    </style:style>
    <style:style style:name="P1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af433"/>
    </style:style>
    <style:style style:name="P1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bc6b6"/>
    </style:style>
    <style:style style:name="P1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de6d1"/>
    </style:style>
    <style:style style:name="P1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2e69a2"/>
    </style:style>
    <style:style style:name="T1" style:family="text">
      <style:text-properties officeooo:rsid="0018384c"/>
    </style:style>
    <style:style style:name="T2" style:family="text">
      <style:text-properties fo:font-variant="normal" fo:text-transform="none" fo:color="#f8f8f2" style:font-name="Liberation Serif" fo:font-size="12pt" fo:letter-spacing="normal" fo:font-style="normal" fo:font-weight="normal" style:font-size-asian="12pt" style:font-size-complex="12pt" loext:padding="0.049cm" loext:border="0.06pt solid #e1e5eb"/>
    </style:style>
    <style:style style:name="T3" style:family="text">
      <style:text-properties fo:font-variant="normal" fo:text-transform="none" fo:color="#800080" style:font-name="Liberation Serif" fo:font-size="12pt" fo:letter-spacing="normal" fo:font-style="normal" fo:font-weight="normal" officeooo:rsid="001dec61" style:font-size-asian="12pt" style:font-size-complex="12pt"/>
    </style:style>
    <style:style style:name="T4" style:family="text">
      <style:text-properties fo:font-variant="normal" fo:text-transform="none" fo:color="#800080" style:font-name="Liberation Serif" fo:font-size="12pt" fo:letter-spacing="normal" fo:font-style="normal" fo:font-weight="normal" officeooo:rsid="002add95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800080" style:font-name="Liberation Serif" fo:font-size="12pt" fo:letter-spacing="normal" fo:font-style="normal" fo:font-weight="normal" officeooo:rsid="002de6d1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800080" style:font-name="Liberation Serif" fo:font-size="12pt" fo:letter-spacing="normal" fo:font-style="normal" fo:font-weight="normal" officeooo:rsid="002e69a2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dec61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273cb4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add95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2de6d1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2e69a2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style:font-name="Liberation Mono" fo:font-size="12pt" fo:letter-spacing="normal" fo:font-style="normal" fo:font-weight="normal" officeooo:rsid="002fa828" style:font-size-asian="12pt" style:font-size-complex="12pt"/>
    </style:style>
    <style:style style:name="T13" style:family="text">
      <style:text-properties fo:font-variant="normal" fo:text-transform="none" fo:color="#000000" style:font-name="Liberation Sans" fo:font-size="12pt" fo:letter-spacing="normal" fo:font-style="normal" fo:font-weight="normal" officeooo:rsid="002bc6b6" style:font-size-asian="12pt" style:font-size-complex="12pt"/>
    </style:style>
    <style:style style:name="T14" style:family="text">
      <style:text-properties fo:font-variant="normal" fo:text-transform="none" fo:color="#e83e8c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111111" style:font-name="Liberation Serif" fo:font-size="12pt" fo:letter-spacing="normal" fo:font-style="normal" fo:font-weight="normal" officeooo:rsid="001dec61" style:font-size-asian="12pt" style:font-size-complex="12pt"/>
    </style:style>
    <style:style style:name="T16" style:family="text">
      <style:text-properties fo:font-variant="normal" fo:text-transform="none" fo:color="#111111" style:font-name="Liberation Serif" fo:font-size="12pt" fo:letter-spacing="normal" fo:font-style="normal" fo:font-weight="normal" officeooo:rsid="0020b51b" style:font-size-asian="12pt" style:font-size-complex="12pt"/>
    </style:style>
    <style:style style:name="T17" style:family="text">
      <style:text-properties fo:font-variant="normal" fo:text-transform="none" fo:color="#ff0000" style:font-name="Liberation Serif" fo:font-size="12pt" fo:letter-spacing="normal" fo:font-style="normal" fo:font-weight="normal" officeooo:rsid="002add95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ff0000" style:font-name="Liberation Serif" fo:font-size="12pt" fo:letter-spacing="normal" fo:font-style="normal" fo:font-weight="normal" officeooo:rsid="002de6d1" fo:background-color="transparent" loext:char-shading-value="0" style:font-size-asian="12pt" style:font-size-complex="12pt"/>
    </style:style>
    <style:style style:name="T19" style:family="text">
      <style:text-properties fo:color="#800080" style:font-name="Liberation Serif" fo:font-size="12pt" style:font-size-asian="12pt" style:font-size-complex="12pt"/>
    </style:style>
    <style:style style:name="T20" style:family="text">
      <style:text-properties fo:color="#800080" style:font-name="Liberation Serif" fo:font-size="12pt" officeooo:rsid="001dec61" style:font-size-asian="12pt" style:font-size-complex="12pt"/>
    </style:style>
    <style:style style:name="T21" style:family="text">
      <style:text-properties fo:color="#800080" style:font-name="Liberation Serif" fo:font-size="12pt" officeooo:rsid="001edfa2" fo:background-color="transparent" loext:char-shading-value="0" style:font-size-asian="12pt" style:font-size-complex="12pt"/>
    </style:style>
    <style:style style:name="T22" style:family="text">
      <style:text-properties fo:color="#800080" style:font-name="Liberation Serif" fo:font-size="12pt" officeooo:rsid="001dec61" fo:background-color="transparent" loext:char-shading-value="0" style:font-size-asian="12pt" style:font-size-complex="12pt"/>
    </style:style>
    <style:style style:name="T23" style:family="text">
      <style:text-properties fo:color="#800080" style:font-name="Liberation Serif" fo:font-size="12pt" officeooo:rsid="00241fd8" fo:background-color="transparent" loext:char-shading-value="0" style:font-size-asian="12pt" style:font-size-complex="12pt"/>
    </style:style>
    <style:style style:name="T24" style:family="text">
      <style:text-properties fo:color="#800080" style:font-name="Liberation Serif" fo:font-size="12pt" officeooo:rsid="002add95" fo:background-color="transparent" loext:char-shading-value="0" style:font-size-asian="12pt" style:font-size-complex="12pt"/>
    </style:style>
    <style:style style:name="T25" style:family="text">
      <style:text-properties fo:color="#800080" style:font-name="Liberation Serif" fo:font-size="12pt" officeooo:rsid="002af433" fo:background-color="transparent" loext:char-shading-value="0" style:font-size-asian="12pt" style:font-size-complex="12pt"/>
    </style:style>
    <style:style style:name="T26" style:family="text">
      <style:text-properties fo:color="#800080" style:font-name="Liberation Serif" fo:font-size="12pt" officeooo:rsid="002bc6b6" fo:background-color="transparent" loext:char-shading-value="0" style:font-size-asian="12pt" style:font-size-complex="12pt"/>
    </style:style>
    <style:style style:name="T27" style:family="text">
      <style:text-properties fo:color="#000000" style:font-name="Liberation Serif" fo:font-size="12pt" officeooo:rsid="001dec61" style:font-size-asian="12pt" style:font-size-complex="12pt"/>
    </style:style>
    <style:style style:name="T28" style:family="text">
      <style:text-properties fo:color="#000000" style:font-name="Liberation Serif" fo:font-size="12pt" officeooo:rsid="00224c81" style:font-size-asian="12pt" style:font-size-complex="12pt"/>
    </style:style>
    <style:style style:name="T29" style:family="text">
      <style:text-properties fo:color="#000000" style:font-name="Liberation Serif" fo:font-size="12pt" officeooo:rsid="001edfa2" fo:background-color="transparent" loext:char-shading-value="0" style:font-size-asian="12pt" style:font-size-complex="12pt"/>
    </style:style>
    <style:style style:name="T30" style:family="text">
      <style:text-properties fo:color="#000000" style:font-name="Liberation Serif" fo:font-size="12pt" officeooo:rsid="00224c81" fo:background-color="transparent" loext:char-shading-value="0" style:font-size-asian="12pt" style:font-size-complex="12pt"/>
    </style:style>
    <style:style style:name="T31" style:family="text">
      <style:text-properties fo:color="#000000" style:font-name="Liberation Serif" fo:font-size="12pt" officeooo:rsid="00241fd8" fo:background-color="transparent" loext:char-shading-value="0" style:font-size-asian="12pt" style:font-size-complex="12pt"/>
    </style:style>
    <style:style style:name="T32" style:family="text">
      <style:text-properties fo:color="#000000" style:font-name="Liberation Serif" fo:font-size="12pt" officeooo:rsid="0025a2cc" fo:background-color="transparent" loext:char-shading-value="0" style:font-size-asian="12pt" style:font-size-complex="12pt"/>
    </style:style>
    <style:style style:name="T33" style:family="text">
      <style:text-properties fo:color="#000000" style:font-name="Liberation Serif" fo:font-size="12pt" officeooo:rsid="002905f0" fo:background-color="transparent" loext:char-shading-value="0" style:font-size-asian="12pt" style:font-size-complex="12pt"/>
    </style:style>
    <style:style style:name="T34" style:family="text">
      <style:text-properties fo:color="#000000" style:font-name="Liberation Serif" fo:font-size="12pt" officeooo:rsid="002add95" fo:background-color="transparent" loext:char-shading-value="0" style:font-size-asian="12pt" style:font-size-complex="12pt"/>
    </style:style>
    <style:style style:name="T35" style:family="text">
      <style:text-properties fo:color="#000000" style:font-name="Liberation Serif" fo:font-size="12pt" officeooo:rsid="002af433" fo:background-color="transparent" loext:char-shading-value="0" style:font-size-asian="12pt" style:font-size-complex="12pt"/>
    </style:style>
    <style:style style:name="T36" style:family="text">
      <style:text-properties fo:color="#000000" style:font-name="Liberation Serif" fo:font-size="12pt" officeooo:rsid="002bc6b6" fo:background-color="transparent" loext:char-shading-value="0" style:font-size-asian="12pt" style:font-size-complex="12pt"/>
    </style:style>
    <style:style style:name="T37" style:family="text">
      <style:text-properties fo:color="#ff0000" style:font-name="Liberation Serif" fo:font-size="12pt" style:font-size-asian="12pt" style:font-size-complex="12pt"/>
    </style:style>
    <style:style style:name="T38" style:family="text">
      <style:text-properties fo:color="#ff0000" style:font-name="Liberation Serif" fo:font-size="12pt" officeooo:rsid="002add95" fo:background-color="transparent" loext:char-shading-value="0" style:font-size-asian="12pt" style:font-size-complex="12pt"/>
    </style:style>
    <style:style style:name="T39" style:family="text">
      <style:text-properties fo:color="#ff0000" style:font-name="Liberation Serif" fo:font-size="12pt" officeooo:rsid="002bc6b6" fo:background-color="transparent" loext:char-shading-value="0" style:font-size-asian="12pt" style:font-size-complex="12pt"/>
    </style:style>
    <style:style style:name="T40" style:family="text">
      <style:text-properties fo:color="#ff0000" style:font-name="Liberation Serif" fo:font-size="12pt" officeooo:rsid="002add95" fo:background-color="transparent" loext:char-shading-value="0" style:font-name-asian="Noto Sans Mono CJK SC" style:font-size-asian="12pt" style:font-name-complex="Liberation Mono" style:font-size-complex="12pt"/>
    </style:style>
    <style:style style:name="T41" style:family="text">
      <style:text-properties style:font-name="Liberation Serif" fo:font-size="12pt" style:font-size-asian="12pt" style:font-size-complex="12pt"/>
    </style:style>
    <style:style style:name="T42" style:family="text">
      <style:text-properties style:font-name="Liberation Serif" fo:font-size="12pt" officeooo:rsid="001ac401" style:font-size-asian="12pt" style:font-size-complex="12pt"/>
    </style:style>
    <style:style style:name="T43" style:family="text">
      <style:text-properties style:font-name="Liberation Serif" fo:font-size="12pt" officeooo:rsid="001c91f3" style:font-size-asian="12pt" style:font-size-complex="12pt"/>
    </style:style>
    <style:style style:name="T44" style:family="text">
      <style:text-properties style:font-name="Liberation Serif" fo:font-size="12pt" officeooo:rsid="001edfa2" style:font-size-asian="12pt" style:font-size-complex="12pt"/>
    </style:style>
    <style:style style:name="T45" style:family="text">
      <style:text-properties style:font-name="Liberation Serif" fo:font-size="12pt" officeooo:rsid="0020b70e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t: <text:span text:style-name="T1">Guarda um conjunto de alterações no arquivo com commits. O conjunto de commits guarda o historico de ações feitas. Mecanismo de controle de versão em si.</text:span></text:p>
      <text:p text:style-name="P5">Github: Plataforma que hospeda repositorio do git. Deixa visivel e disponivel para outros o código. Ainda possui funcionalidades que auxiliam na utilização.</text:p>
      <text:p text:style-name="P5"/>
      <text:p text:style-name="P1"><text:a xlink:type="simple" xlink:href="https://www.devmedia.com.br/sistemas-de-controle-de-versao/24574" text:style-name="Internet_20_link" text:visited-style-name="Visited_20_Internet_20_Link"><text:span text:style-name="T41">https://www.devmedia.com.br/sistemas-de-controle-de-versao/24574</text:span></text:a></text:p>
      <text:p text:style-name="P5"/>
      <text:p text:style-name="P6">Branch: Versão independente e editavel do código</text:p>
      <text:p text:style-name="P6">Branch master: Branch principal do código. Editavel como qualquer outra branch. Se atualiza com os comits (alterações) que você faz.</text:p>
      <text:p text:style-name="P6">Merge: Pega as mudanças de uma branch e coloca em outra branch, fundindo-as;</text:p>
      <text:p text:style-name="P6"/>
      <text:p text:style-name="P6"/>
      <text:p text:style-name="P7">Criando chaves:</text:p>
      <text:p text:style-name="P7"/>
      <text:p text:style-name="P7">Cria chave ssh no github.</text:p>
      <text:p text:style-name="P2"><text:span text:style-name="Source_20_Text"><text:span text:style-name="T2"/></text:span></text:p>
      <text:p text:style-name="P7"/>
      <text:p text:style-name="P7"/>
      <text:p text:style-name="P2"><text:a xlink:type="simple" xlink:href="mailto:git@github.com" text:style-name="Internet_20_link" text:visited-style-name="Visited_20_Internet_20_Link"><text:span text:style-name="T41">git@github.com</text:span></text:a><text:span text:style-name="T41">:jvictorfranca/Jao-repo.git</text:span></text:p>
      <text:p text:style-name="P7"/>
      <text:p text:style-name="P7"/>
      <text:p text:style-name="P7"/>
      <text:p text:style-name="P3"><text:span text:style-name="T42">git remote add </text:span><text:span text:style-name="T43">JaoRepo</text:span><text:span text:style-name="T42"> </text:span><text:a xlink:type="simple" xlink:href="mailto:git@github.com" text:style-name="Internet_20_link" text:visited-style-name="Visited_20_Internet_20_Link"><text:span text:style-name="T42">git@github.com</text:span></text:a><text:span text:style-name="T42">:jvictorfranca/Jao-repo.git</text:span></text:p>
      <text:p text:style-name="P8"/>
      <text:p text:style-name="P8"/>
      <text:p text:style-name="Preformatted_20_Text"><text:span text:style-name="Source_20_Text"><text:span text:style-name="T19">git init</text:span></text:span><text:span text:style-name="Source_20_Text"><text:span text:style-name="T41"> : Cria um repositorio na pasta em que você está. </text:span></text:span><text:span text:style-name="Source_20_Text"><text:span text:style-name="T45">(git initialize).</text:span></text:span></text:p>
      <text:p text:style-name="P9"><text:span text:style-name="Source_20_Text"><text:span text:style-name="T19">git status:</text:span></text:span><text:span text:style-name="Source_20_Text"><text:span text:style-name="T14"> </text:span></text:span><text:span text:style-name="Source_20_Text"><text:span text:style-name="T15">Dá o status no </text:span></text:span><text:span text:style-name="Source_20_Text"><text:span text:style-name="T16">git, ve se o diretorio é versionado.</text:span></text:span></text:p>
      <text:p text:style-name="P11"><text:span text:style-name="Source_20_Text"><text:span text:style-name="T19">git </text:span></text:span><text:span text:style-name="Source_20_Text"><text:span text:style-name="T20">add : </text:span></text:span><text:span text:style-name="Source_20_Text"><text:span text:style-name="T27">Adiciona um arquivo na </text:span></text:span><text:span text:style-name="Source_20_Text"><text:span text:style-name="T28">área de stage</text:span></text:span><text:span text:style-name="Source_20_Text"><text:span text:style-name="T27"> git, </text:span></text:span><text:span text:style-name="Source_20_Text"><text:span text:style-name="T28">só aí é possível dar commit.</text:span></text:span></text:p>
      <text:p text:style-name="P11"><text:span text:style-name="Source_20_Text"><text:span text:style-name="T37">git add meu_arquivo.js</text:span></text:span></text:p>
      <text:p text:style-name="P9"><text:span text:style-name="Source_20_Text"><text:span text:style-name="T19">commit -m "mensagem"</text:span></text:span><text:span text:style-name="Source_20_Text"><text:span text:style-name="T3">: F</text:span></text:span><text:span text:style-name="Source_20_Text"><text:span text:style-name="T7">az o commit e da uma mensagem para classificar o commit feito. </text:span></text:span><text:span text:style-name="Source_20_Text"><text:span text:style-name="T8">Registra uma versão do arquivo.</text:span></text:span><text:span text:style-name="Source_20_Text"><text:span text:style-name="T7"> </text:span></text:span><text:span text:style-name="Source_20_Text"><text:span text:style-name="T37">git commit -m "Mensagem sobre a alteração feita"</text:span></text:span></text:p>
      <text:p text:style-name="P10"><text:span text:style-name="Source_20_Text"><text:span text:style-name="T29">OBS: Primeiro ADD depois commit, depois atualiza o github. </text:span></text:span><text:span text:style-name="Source_20_Text"><text:span text:style-name="T32">SEMPRE dar o add depois de modificar um arquivo.</text:span></text:span></text:p>
      <text:p text:style-name="Preformatted_20_Text"><text:span text:style-name="Source_20_Text"><text:span text:style-name="T19">git push origin master: </text:span></text:span><text:span text:style-name="Source_20_Text"><text:span text:style-name="T44">Envia as alterações feitas localmente para o servidor.</text:span></text:span></text:p>
      <text:p text:style-name="P12"><text:span text:style-name="Source_20_Text"><text:span text:style-name="T21">git </text:span></text:span><text:span text:style-name="Source_20_Text"><text:span text:style-name="T23">log</text:span></text:span><text:span text:style-name="Source_20_Text"><text:span text:style-name="T22">: </text:span></text:span><text:span text:style-name="Source_20_Text"><text:span text:style-name="T31">Mostra todos os </text:span></text:span><text:span text:style-name="Source_20_Text"><text:span text:style-name="T30">commit</text:span></text:span><text:span text:style-name="Source_20_Text"><text:span text:style-name="T31">s</text:span></text:span><text:span text:style-name="Source_20_Text"><text:span text:style-name="T30"> </text:span></text:span><text:span text:style-name="Source_20_Text"><text:span text:style-name="T31">feitos.</text:span></text:span></text:p>
      <text:p text:style-name="P12"><text:span text:style-name="Source_20_Text"><text:span text:style-name="T31"/></text:span></text:p>
      <text:p text:style-name="P13"><text:span text:style-name="Source_20_Text"><text:span text:style-name="T33">OBS: NUNCA DAR COMMIT NA BRANCH MASTER.</text:span></text:span></text:p>
      <text:p text:style-name="P13"><text:span text:style-name="Source_20_Text"><text:span text:style-name="T33"/></text:span></text:p>
      <text:p text:style-name="P14"><text:span text:style-name="Source_20_Text"><text:span text:style-name="T34">Puchando nova branch:</text:span></text:span></text:p>
      <text:p text:style-name="P14"><text:span text:style-name="Source_20_Text"><text:span text:style-name="T24">git branch</text:span></text:span><text:span text:style-name="Source_20_Text"><text:span text:style-name="T34">: faz uma nova branch. </text:span></text:span><text:span text:style-name="Source_20_Text"><text:span text:style-name="T38">git branch “nomeNovaBranch”</text:span></text:span></text:p>
      <text:p text:style-name="P14"><text:span text:style-name="Source_20_Text"><text:span text:style-name="T24">git checkout</text:span></text:span><text:span text:style-name="Source_20_Text"><text:span text:style-name="T34">: troca para uma branch. </text:span></text:span><text:span text:style-name="Source_20_Text"><text:span text:style-name="T40">g</text:span></text:span><text:span text:style-name="Source_20_Text"><text:span text:style-name="T38">it checkout “nomeNovaBranch”</text:span></text:span></text:p>
      <text:p text:style-name="P14"><text:span text:style-name="Source_20_Text"><text:span text:style-name="T34"/></text:span></text:p>
      <text:p text:style-name="P14"><text:span text:style-name="Source_20_Text"><text:span text:style-name="T34">OBS: apenas </text:span></text:span><text:span text:style-name="Source_20_Text"><text:span text:style-name="T24">git branch</text:span></text:span><text:span text:style-name="Source_20_Text"><text:span text:style-name="T34"> mostra em que branch você está</text:span></text:span></text:p>
      <text:p text:style-name="P14"><text:span text:style-name="Source_20_Text"><text:span text:style-name="T34"/></text:span></text:p>
      <text:p text:style-name="P15"><text:span text:style-name="Source_20_Text"><text:span text:style-name="T25">git commit -am </text:span></text:span><text:span text:style-name="Source_20_Text"><text:span text:style-name="T35">: faz o add e a mensagem. SÓ funciona para ALTERAÇÃO em arquivo, não arquivos novos, para estes TEM que usar </text:span></text:span><text:span text:style-name="Source_20_Text"><text:span text:style-name="T25">git add</text:span></text:span><text:span text:style-name="Source_20_Text"><text:span text:style-name="T35">.</text:span></text:span></text:p>
      <text:p text:style-name="P15"><text:span text:style-name="Source_20_Text"><text:span text:style-name="T35"/></text:span></text:p>
      <text:p text:style-name="P15"><text:span text:style-name="Source_20_Text"><text:span text:style-name="T35"/></text:span></text:p>
      <text:p text:style-name="P16"><text:span text:style-name="Source_20_Text"><text:span text:style-name="T24">git </text:span></text:span><text:span text:style-name="Source_20_Text"><text:span text:style-name="T26">merge</text:span></text:span><text:span text:style-name="Source_20_Text"><text:span text:style-name="T34">: </text:span></text:span><text:span text:style-name="Source_20_Text"><text:span text:style-name="T36">Fundi uma nova branch com a branch master</text:span></text:span><text:span text:style-name="Source_20_Text"><text:span text:style-name="T34">. </text:span></text:span><text:span text:style-name="Source_20_Text"><text:span text:style-name="T38">git </text:span></text:span><text:span text:style-name="Source_20_Text"><text:span text:style-name="T39">merge</text:span></text:span><text:span text:style-name="Source_20_Text"><text:span text:style-name="T38"> “nomeNovaBranch”</text:span></text:span></text:p>
      <text:p text:style-name="P16"><text:span text:style-name="Source_20_Text"><text:span text:style-name="T24">git branch -</text:span></text:span><text:span text:style-name="Source_20_Text"><text:span text:style-name="T26">d</text:span></text:span><text:span text:style-name="Source_20_Text"><text:span text:style-name="T34">: </text:span></text:span><text:span text:style-name="Source_20_Text"><text:span text:style-name="T36">Remove uma nova branch</text:span></text:span><text:span text:style-name="Source_20_Text"><text:span text:style-name="T34">. </text:span></text:span><text:span text:style-name="Source_20_Text"><text:span text:style-name="T38">git branch -</text:span></text:span><text:span text:style-name="Source_20_Text"><text:span text:style-name="T39">d</text:span></text:span><text:span text:style-name="Source_20_Text"><text:span text:style-name="T38"> “nomeNovaBranch”</text:span></text:span></text:p>
      <text:p text:style-name="P16"><text:span text:style-name="Source_20_Text"><text:span text:style-name="T13">O</text:span></text:span><text:span text:style-name="Source_20_Text"><text:span text:style-name="T12">B</text:span></text:span><text:span text:style-name="Source_20_Text"><text:span text:style-name="T13">S: Geralmente se remove a branch nova após fazer o merge.</text:span></text:span></text:p>
      <text:p text:style-name="P17"><text:soft-page-break/><text:span text:style-name="Source_20_Text"><text:span text:style-name="T4">git </text:span></text:span><text:span text:style-name="Source_20_Text"><text:span text:style-name="T5">checkout -b</text:span></text:span><text:span text:style-name="Source_20_Text"><text:span text:style-name="T9">: faz uma nova branch </text:span></text:span><text:span text:style-name="Source_20_Text"><text:span text:style-name="T10">e muda para ela</text:span></text:span><text:span text:style-name="Source_20_Text"><text:span text:style-name="T9">. </text:span></text:span><text:span text:style-name="Source_20_Text"><text:span text:style-name="T17">git </text:span></text:span><text:span text:style-name="Source_20_Text"><text:span text:style-name="T18">checkout -b</text:span></text:span><text:span text:style-name="Source_20_Text"><text:span text:style-name="T17"> “nomeNovaBranch”</text:span></text:span></text:p>
      <text:p text:style-name="P18"><text:span text:style-name="Source_20_Text"><text:span text:style-name="T4">git </text:span></text:span><text:span text:style-name="Source_20_Text"><text:span text:style-name="T6">diff</text:span></text:span><text:span text:style-name="Source_20_Text"><text:span text:style-name="T9">: </text:span></text:span><text:span text:style-name="Source_20_Text"><text:span text:style-name="T11">mostra a diferença entre a branch atual e a master</text:span></text:span><text:span text:style-name="Source_20_Text"><text:span text:style-name="T9">.</text:span></text:span></text:p>
      <text:p text:style-name="P18"><text:span text:style-name="Source_20_Text"><text:span text:style-name="T4">git </text:span></text:span><text:span text:style-name="Source_20_Text"><text:span text:style-name="T6">add . </text:span></text:span><text:span text:style-name="Source_20_Text"><text:span text:style-name="T9">: </text:span></text:span><text:span text:style-name="Source_20_Text"><text:span text:style-name="T11">Adiciona TUDO do diretorio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4:36:41.994496582</meta:creation-date>
    <dc:date>2021-05-07T17:32:24.238867329</dc:date>
    <meta:editing-duration>PT1H30M25S</meta:editing-duration>
    <meta:editing-cycles>19</meta:editing-cycles>
    <meta:generator>LibreOffice/6.4.6.2$Linux_X86_64 LibreOffice_project/40$Build-2</meta:generator>
    <meta:document-statistic meta:table-count="0" meta:image-count="0" meta:object-count="0" meta:page-count="2" meta:paragraph-count="30" meta:word-count="349" meta:character-count="2174" meta:non-whitespace-character-count="1855"/>
  </office:meta>
</office:document-meta>
</file>